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  <style:font-face style:name="呡歡潐䝯瑨楣" svg:font-family="呡歡潐䝯瑨楣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333333" draw:marker-start-width="0.252cm" draw:marker-end-width="0.252cm" draw:fill="solid" draw:fill-color="#ffb66c" draw:textarea-vertical-align="top" draw:auto-grow-height="false" draw:fit-to-size="false" style:shrink-to-fit="true" fo:min-height="0.713cm" fo:padding-top="0.142cm" fo:padding-bottom="0.142cm" fo:padding-left="0.267cm" fo:padding-right="0.267cm" loext:decorative="false"/>
      <style:paragraph-properties style:writing-mode="lr-tb"/>
    </style:style>
    <style:style style:name="gr2" style:family="graphic" style:parent-style-name="standard">
      <style:graphic-properties draw:stroke="none" draw:fill="none" fo:min-height="1.423cm" loext:decorative="false"/>
      <style:paragraph-properties style:writing-mode="lr-tb"/>
    </style:style>
    <style:style style:name="gr3" style:family="graphic" style:parent-style-name="standard">
      <style:graphic-properties draw:stroke="solid" svg:stroke-width="0.053cm" svg:stroke-color="#706e0c" draw:marker-start-width="0.279cm" draw:marker-end-width="0.279cm" draw:fill="solid" draw:fill-color="#d4ea6b" draw:textarea-vertical-align="middle" draw:auto-grow-height="false" draw:fit-to-size="false" style:shrink-to-fit="true" fo:min-height="1.423cm" fo:padding-top="0.151cm" fo:padding-bottom="0.151cm" fo:padding-left="0.276cm" fo:padding-right="0.276cm" loext:decorative="false"/>
      <style:paragraph-properties style:writing-mode="lr-tb"/>
    </style:style>
    <style:style style:name="gr4" style:family="graphic" style:parent-style-name="standard" style:list-style-name="L1">
      <style:graphic-properties draw:stroke="solid" svg:stroke-width="0.053cm" svg:stroke-color="#706e0c" draw:marker-start-width="0.279cm" draw:marker-end-width="0.279cm" draw:fill="solid" draw:fill-color="#d4ea6b" draw:textarea-vertical-align="middle" draw:auto-grow-height="false" draw:fit-to-size="false" style:shrink-to-fit="true" fo:min-height="1.423cm" fo:padding-top="0.151cm" fo:padding-bottom="0.151cm" fo:padding-left="0.276cm" fo:padding-right="0.276cm" loext:decorative="false"/>
      <style:paragraph-properties style:writing-mode="lr-tb"/>
    </style:style>
    <style:style style:name="gr5" style:family="graphic" style:parent-style-name="standard" style:list-style-name="L1">
      <style:graphic-properties draw:stroke="solid" svg:stroke-width="0.053cm" svg:stroke-color="#706e0c" draw:marker-start-width="0.279cm" draw:marker-end-width="0.279cm" draw:fill="solid" draw:fill-color="#d4ea6b" draw:textarea-vertical-align="middle" draw:auto-grow-height="false" draw:fit-to-size="false" style:shrink-to-fit="true" fo:min-height="1.423cm" fo:padding-top="0.151cm" fo:padding-bottom="0.151cm" fo:padding-left="0.276cm" fo:padding-right="0.276cm" loext:decorative="false"/>
      <style:paragraph-properties style:writing-mode="lr-tb"/>
    </style:style>
    <style:style style:name="gr6" style:family="graphic" style:parent-style-name="standard" style:list-style-name="L1">
      <style:graphic-properties draw:stroke="solid" svg:stroke-width="0.053cm" svg:stroke-color="#706e0c" draw:marker-start-width="0.279cm" draw:marker-end-width="0.279cm" draw:fill="solid" draw:fill-color="#d4ea6b" draw:textarea-vertical-align="middle" draw:auto-grow-height="false" draw:fit-to-size="false" style:shrink-to-fit="true" fo:min-height="1.423cm" fo:padding-top="0.151cm" fo:padding-bottom="0.151cm" fo:padding-left="0.276cm" fo:padding-right="0.276cm" loext:decorative="false"/>
      <style:paragraph-properties style:writing-mode="lr-tb"/>
    </style:style>
    <style:style style:name="gr7" style:family="graphic" style:parent-style-name="standard" style:list-style-name="L1">
      <style:graphic-properties draw:stroke="solid" svg:stroke-width="0.053cm" svg:stroke-color="#706e0c" draw:marker-start-width="0.279cm" draw:marker-end-width="0.279cm" draw:fill="solid" draw:fill-color="#d4ea6b" draw:textarea-vertical-align="middle" draw:auto-grow-height="false" draw:fit-to-size="false" style:shrink-to-fit="true" fo:min-height="1.423cm" fo:padding-top="0.151cm" fo:padding-bottom="0.151cm" fo:padding-left="0.276cm" fo:padding-right="0.276cm" loext:decorative="false"/>
      <style:paragraph-properties style:writing-mode="lr-tb"/>
    </style:style>
    <style:style style:name="gr8" style:family="graphic" style:parent-style-name="standard" style:list-style-name="L1">
      <style:graphic-properties draw:stroke="solid" svg:stroke-width="0.053cm" svg:stroke-color="#706e0c" draw:marker-start-width="0.279cm" draw:marker-end-width="0.279cm" draw:fill="solid" draw:fill-color="#d4ea6b" draw:textarea-vertical-align="middle" draw:auto-grow-height="false" draw:fit-to-size="false" style:shrink-to-fit="true" fo:min-height="1.423cm" fo:padding-top="0.151cm" fo:padding-bottom="0.151cm" fo:padding-left="0.276cm" fo:padding-right="0.276cm" loext:decorative="false"/>
      <style:paragraph-properties style:writing-mode="lr-tb"/>
    </style:style>
    <style:style style:name="gr9" style:family="graphic" style:parent-style-name="standard" style:list-style-name="L1">
      <style:graphic-properties draw:stroke="solid" svg:stroke-width="0.053cm" svg:stroke-color="#706e0c" draw:marker-start-width="0.279cm" draw:marker-end-width="0.279cm" draw:fill="solid" draw:fill-color="#d4ea6b" draw:textarea-vertical-align="middle" draw:auto-grow-height="false" draw:fit-to-size="false" style:shrink-to-fit="true" fo:min-height="1.423cm" fo:padding-top="0.151cm" fo:padding-bottom="0.151cm" fo:padding-left="0.276cm" fo:padding-right="0.276cm" loext:decorative="false"/>
      <style:paragraph-properties style:writing-mode="lr-tb"/>
    </style:style>
    <style:style style:name="gr10" style:family="graphic" style:parent-style-name="standard">
      <style:graphic-properties svg:stroke-width="0.035cm" svg:stroke-color="#706e0c" draw:marker-start-width="0.252cm" draw:marker-end-width="0.252cm" draw:fill="none" loext:fill-use-slide-background="false" draw:textarea-horizontal-align="justify" draw:textarea-vertical-align="middle" draw:auto-grow-height="false" fo:min-height="21.569cm" fo:min-width="11.906cm" fo:padding-top="0.142cm" fo:padding-bottom="0.142cm" fo:padding-left="0.267cm" fo:padding-right="0.267cm" fo:wrap-option="wrap" loext:decorative="false"/>
    </style:style>
    <style:style style:name="gr11" style:family="graphic" style:parent-style-name="objectwithoutfill">
      <style:graphic-properties svg:stroke-width="0.053cm" svg:stroke-color="#000000" draw:marker-start-width="0.279cm" draw:marker-end="線の終点_20_2" draw:marker-end-width="0.379cm" draw:fill="none" draw:textarea-vertical-align="middle" fo:padding-top="0.151cm" fo:padding-bottom="0.151cm" fo:padding-left="0.276cm" fo:padding-right="0.276cm" loext:decorative="false"/>
    </style:style>
    <style:style style:name="gr12" style:family="graphic" style:parent-style-name="standard">
      <style:graphic-properties draw:stroke="solid" svg:stroke-width="0.053cm" svg:stroke-color="#666666" draw:marker-start-width="0.279cm" draw:marker-end-width="0.279cm" draw:fill="solid" draw:fill-color="#cccccc" draw:textarea-vertical-align="middle" draw:auto-grow-height="false" draw:fit-to-size="false" style:shrink-to-fit="true" fo:min-height="0.713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vertical-align="middle" fo:min-height="0.69cm" loext:decorative="false"/>
      <style:paragraph-properties style:writing-mode="lr-tb"/>
    </style:style>
    <style:style style:name="P1" style:family="paragraph">
      <style:paragraph-properties fo:margin-top="0.42cm" fo:margin-bottom="0.35cm" fo:text-align="center"/>
    </style:style>
    <style:style style:name="P2" style:family="paragraph">
      <loext:graphic-properties draw:fill="solid" draw:fill-color="#ffb66c"/>
      <style:paragraph-properties fo:margin-top="0.42cm" fo:margin-bottom="0.35cm" fo:text-align="center"/>
      <style:text-properties fo:font-size="10pt" style:font-size-asian="10pt" style:font-size-complex="10pt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loext:graphic-properties draw:fill="none"/>
      <style:text-properties fo:font-weight="bold" style:font-weight-asian="bold" style:font-weight-complex="bold"/>
    </style:style>
    <style:style style:name="P5" style:family="paragraph">
      <style:paragraph-properties fo:text-align="center"/>
      <style:text-properties fo:font-weight="bold"/>
    </style:style>
    <style:style style:name="P6" style:family="paragraph">
      <loext:graphic-properties draw:fill="solid" draw:fill-color="#d4ea6b"/>
      <style:paragraph-properties fo:text-align="center"/>
      <style:text-properties fo:font-weight="bold"/>
    </style:style>
    <style:style style:name="P7" style:family="paragraph">
      <style:paragraph-properties fo:text-align="center"/>
      <style:text-properties fo:font-size="16pt" fo:font-weight="bold" style:font-size-asian="16pt" style:font-size-complex="16pt"/>
    </style:style>
    <style:style style:name="P8" style:family="paragraph">
      <loext:graphic-properties draw:fill="solid" draw:fill-color="#d4ea6b"/>
      <style:paragraph-properties fo:text-align="center"/>
      <style:text-properties fo:font-size="16pt" fo:font-weight="bold" style:font-size-asian="16pt" style:font-size-complex="16pt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fo:font-weight="bold"/>
    </style:style>
    <style:style style:name="P10" style:family="paragraph">
      <loext:graphic-properties draw:fill="solid" draw:fill-color="#d4ea6b"/>
      <style:paragraph-properties fo:margin-left="0cm" fo:margin-right="0cm" fo:margin-top="0cm" fo:margin-bottom="0cm" fo:line-height="100%" fo:text-align="center" fo:text-indent="0cm"/>
      <style:text-properties fo:font-weight="bold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fo:font-size="16pt" fo:font-weight="bold" style:font-size-asian="16pt" style:font-size-complex="16pt"/>
    </style:style>
    <style:style style:name="P12" style:family="paragraph">
      <loext:graphic-properties draw:fill="solid" draw:fill-color="#d4ea6b"/>
      <style:paragraph-properties fo:margin-left="0cm" fo:margin-right="0cm" fo:margin-top="0cm" fo:margin-bottom="0cm" fo:line-height="100%" fo:text-align="center" fo:text-indent="0cm"/>
      <style:text-properties fo:font-size="16pt" fo:font-weight="bold" style:font-size-asian="16pt" style:font-size-complex="16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text-align="center"/>
      <style:text-properties fo:font-size="16pt" style:font-size-asian="16pt" style:font-size-complex="16pt"/>
    </style:style>
    <style:style style:name="P15" style:family="paragraph">
      <loext:graphic-properties draw:fill="solid" draw:fill-color="#cccccc"/>
      <style:paragraph-properties fo:text-align="center"/>
      <style:text-properties fo:font-size="16pt" style:font-size-asian="16pt" style:font-size-complex="16pt"/>
    </style:style>
    <style:style style:name="P16" style:family="paragraph">
      <style:paragraph-properties fo:text-align="center"/>
      <style:text-properties fo:font-size="14pt"/>
    </style:style>
    <style:style style:name="P17" style:family="paragraph">
      <loext:graphic-properties draw:fill="none"/>
      <style:paragraph-properties fo:text-align="center"/>
      <style:text-properties fo:font-size="14pt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fo:font-weight="normal" style:font-size-asian="16pt" style:font-weight-asian="normal" style:font-size-complex="16pt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6pt" fo:font-weight="bold" style:font-size-asian="16pt" style:font-size-complex="16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Noto Sans CJK JP" style:font-size-asian="16pt" style:font-style-asian="normal" style:font-weight-asian="normal" style:font-name-complex="呡歡潐䝯瑨楣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JP" style:font-size-asian="18pt" style:font-style-asian="normal" style:font-weight-asian="normal" style:font-name-complex="呡歡潐䝯瑨楣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JP" style:font-size-asian="12pt" style:font-style-asian="normal" style:font-weight-asian="normal" style:font-name-complex="呡歡潐䝯瑨楣" style:font-size-complex="1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2" draw:layer="layout" svg:width="13.982cm" svg:height="24cm" svg:x="3.509cm" svg:y="2.297cm">
          <draw:text-box>
            <text:p text:style-name="P1"><text:span text:style-name="T1">PSC</text:span><text:span text:style-name="T2"><text:line-break/></text:span><text:span text:style-name="T2">(</text:span><text:span text:style-name="T3">Fabric Controller)</text:span></text:p>
          </draw:text-box>
          <draw:glue-point draw:id="4" svg:x="-1.956cm" svg:y="4.964cm"/>
          <draw:glue-point draw:id="5" svg:x="2.056cm" svg:y="4.964cm"/>
        </draw:frame>
        <draw:frame draw:style-name="gr2" draw:text-style-name="P4" draw:layer="layout" svg:width="14cm" svg:height="1.673cm" svg:x="3.5cm" svg:y="1.118cm">
          <draw:text-box>
            <text:p text:style-name="P3"><text:span text:style-name="T4">Figure 2. PSC Internal Control Architecture</text:span></text:p>
          </draw:text-box>
        </draw:frame>
        <draw:frame draw:style-name="gr3" draw:text-style-name="P6" xml:id="id1" draw:id="id1" draw:layer="layout" svg:width="9cm" svg:height="1.5cm" svg:x="6cm" svg:y="4.886cm">
          <draw:text-box>
            <text:p text:style-name="P5"><text:span text:style-name="T2">Resolver</text:span></text:p>
          </draw:text-box>
        </draw:frame>
        <draw:frame draw:style-name="gr3" draw:text-style-name="P8" xml:id="id2" draw:id="id2" draw:layer="layout" svg:width="7cm" svg:height="1.5cm" svg:x="7cm" svg:y="7.586cm">
          <draw:text-box>
            <text:p text:style-name="P7"><text:span text:style-name="T5">Scheduler</text:span></text:p>
          </draw:text-box>
        </draw:frame>
        <draw:frame draw:style-name="gr4" draw:text-style-name="P10" xml:id="id3" draw:id="id3" draw:layer="layout" svg:width="9cm" svg:height="1.5cm" svg:x="6cm" svg:y="10.286cm">
          <draw:text-box>
            <text:p text:style-name="P9"><text:span text:style-name="T6">Security Policy Unit</text:span><text:span text:style-name="T7"><text:line-break/></text:span><text:span text:style-name="T8">(</text:span><text:span text:style-name="T9">SPU)</text:span></text:p>
          </draw:text-box>
        </draw:frame>
        <draw:frame draw:style-name="gr5" draw:text-style-name="P10" xml:id="id4" draw:id="id4" draw:layer="layout" svg:width="9cm" svg:height="1.5cm" svg:x="6cm" svg:y="12.986cm">
          <draw:text-box>
            <text:p text:style-name="P9"><text:span text:style-name="T6">R</text:span><text:span text:style-name="T6">o</text:span><text:span text:style-name="T6">ut</text:span><text:span text:style-name="T6">in</text:span><text:span text:style-name="T6">g </text:span><text:span text:style-name="T6">C</text:span><text:span text:style-name="T6">o</text:span><text:span text:style-name="T6">nt</text:span><text:span text:style-name="T6">r</text:span><text:span text:style-name="T6">ol </text:span><text:span text:style-name="T6">U</text:span><text:span text:style-name="T6">ni</text:span><text:span text:style-name="T6">t</text:span><text:span text:style-name="T7"><text:line-break/></text:span><text:span text:style-name="T8">(R</text:span><text:span text:style-name="T8">C</text:span><text:span text:style-name="T8">U</text:span><text:span text:style-name="T9">)</text:span></text:p>
          </draw:text-box>
        </draw:frame>
        <draw:frame draw:style-name="gr6" draw:text-style-name="P10" xml:id="id5" draw:id="id5" draw:layer="layout" svg:width="9cm" svg:height="1.5cm" svg:x="6cm" svg:y="15.686cm">
          <draw:text-box>
            <text:p text:style-name="P9"><text:span text:style-name="T6">Transfer Management Unit</text:span><text:span text:style-name="T7"><text:line-break/></text:span><text:span text:style-name="T8">(TMU</text:span><text:span text:style-name="T9">)</text:span></text:p>
          </draw:text-box>
        </draw:frame>
        <draw:frame draw:style-name="gr7" draw:text-style-name="P10" xml:id="id6" draw:id="id6" draw:layer="layout" svg:width="9cm" svg:height="1.5cm" svg:x="6cm" svg:y="18.386cm">
          <draw:text-box>
            <text:p text:style-name="P9"><text:span text:style-name="T6">Transfer Execution Unit</text:span><text:span text:style-name="T7"><text:line-break/></text:span><text:span text:style-name="T8">(TEU</text:span><text:span text:style-name="T9">)</text:span></text:p>
          </draw:text-box>
        </draw:frame>
        <draw:frame draw:style-name="gr8" draw:text-style-name="P10" xml:id="id7" draw:id="id7" draw:layer="layout" svg:width="7cm" svg:height="1.5cm" svg:x="7cm" svg:y="21.086cm">
          <draw:text-box>
            <text:p text:style-name="P9"><text:span text:style-name="T6">Optical Mon. Unit</text:span><text:span text:style-name="T7"><text:line-break/></text:span><text:span text:style-name="T8">(OMU</text:span><text:span text:style-name="T9">)</text:span></text:p>
          </draw:text-box>
        </draw:frame>
        <draw:frame draw:style-name="gr9" draw:text-style-name="P12" xml:id="id8" draw:id="id8" draw:layer="layout" svg:width="9cm" svg:height="1.5cm" svg:x="6cm" svg:y="23.786cm">
          <draw:text-box>
            <text:p text:style-name="P11"><text:span text:style-name="T6">T</text:span><text:span text:style-name="T6">el</text:span><text:span text:style-name="T6">e</text:span><text:span text:style-name="T6">m</text:span><text:span text:style-name="T6">et</text:span><text:span text:style-name="T6">ry </text:span><text:span text:style-name="T6">/ </text:span><text:span text:style-name="T6">F</text:span><text:span text:style-name="T6">a</text:span><text:span text:style-name="T6">ul</text:span><text:span text:style-name="T6">t </text:span><text:span text:style-name="T6">M</text:span><text:span text:style-name="T6">o</text:span><text:span text:style-name="T6">ni</text:span><text:span text:style-name="T6">to</text:span><text:span text:style-name="T6">r</text:span></text:p>
          </draw:text-box>
        </draw:frame>
        <draw:custom-shape draw:style-name="gr10" draw:text-style-name="P13" draw:layer="layout" svg:width="12.44cm" svg:height="21.853cm" svg:x="4.295cm" svg:y="3.984cm">
          <text:p/>
          <draw:enhanced-geometry svg:viewBox="0 0 21600 21600" draw:type="rectangle" draw:enhanced-path="M 0 0 L 21600 0 21600 21600 0 21600 0 0 Z N"/>
        </draw:custom-shape>
        <draw:connector draw:style-name="gr11" draw:text-style-name="P13" draw:layer="layout" draw:type="line" svg:x1="10.5cm" svg:y1="6.386cm" svg:x2="10.5cm" svg:y2="7.586cm" draw:start-shape="id1" draw:start-glue-point="2" draw:end-shape="id2" svg:d="M10500 6386v1200" svg:viewBox="0 0 1 1201">
          <text:p/>
        </draw:connector>
        <draw:connector draw:style-name="gr11" draw:text-style-name="P13" draw:layer="layout" draw:type="line" svg:x1="10.5cm" svg:y1="9.086cm" svg:x2="10.5cm" svg:y2="10.286cm" draw:start-shape="id2" draw:start-glue-point="2" draw:end-shape="id3" draw:end-glue-point="0" svg:d="M10500 9086v1200" svg:viewBox="0 0 1 1201">
          <text:p/>
        </draw:connector>
        <draw:connector draw:style-name="gr11" draw:text-style-name="P13" draw:layer="layout" draw:type="line" svg:x1="10.5cm" svg:y1="11.786cm" svg:x2="10.5cm" svg:y2="12.986cm" draw:start-shape="id3" draw:start-glue-point="2" draw:end-shape="id4" draw:end-glue-point="0" svg:d="M10500 11786v1200" svg:viewBox="0 0 1 1201">
          <text:p/>
        </draw:connector>
        <draw:connector draw:style-name="gr11" draw:text-style-name="P13" draw:layer="layout" draw:type="line" svg:x1="10.5cm" svg:y1="14.486cm" svg:x2="10.5cm" svg:y2="15.686cm" draw:start-shape="id4" draw:start-glue-point="2" draw:end-shape="id5" draw:end-glue-point="0" svg:d="M10500 14486v1200" svg:viewBox="0 0 1 1201">
          <text:p/>
        </draw:connector>
        <draw:connector draw:style-name="gr11" draw:text-style-name="P13" draw:layer="layout" draw:type="line" svg:x1="10.5cm" svg:y1="17.186cm" svg:x2="10.5cm" svg:y2="18.386cm" draw:start-shape="id5" draw:start-glue-point="2" draw:end-shape="id6" draw:end-glue-point="0" svg:d="M10500 17186v1200" svg:viewBox="0 0 1 1201">
          <text:p/>
        </draw:connector>
        <draw:connector draw:style-name="gr11" draw:text-style-name="P13" draw:layer="layout" draw:type="line" svg:x1="10.5cm" svg:y1="19.886cm" svg:x2="10.5cm" svg:y2="21.086cm" draw:start-shape="id6" draw:start-glue-point="2" draw:end-shape="id7" draw:end-glue-point="0" svg:d="M10500 19886v1200" svg:viewBox="0 0 1 1201">
          <text:p/>
        </draw:connector>
        <draw:connector draw:style-name="gr11" draw:text-style-name="P13" draw:layer="layout" draw:type="line" svg:x1="10.5cm" svg:y1="22.586cm" svg:x2="10.5cm" svg:y2="23.786cm" draw:start-shape="id7" draw:start-glue-point="2" draw:end-shape="id8" draw:end-glue-point="0" svg:d="M10500 22586v1200" svg:viewBox="0 0 1 1201">
          <text:p/>
        </draw:connector>
        <draw:connector draw:style-name="gr11" draw:text-style-name="P13" draw:layer="layout" draw:type="line" svg:x1="10.5cm" svg:y1="25.286cm" svg:x2="10.5cm" svg:y2="26.76cm" draw:start-shape="id8" draw:start-glue-point="2" draw:end-shape="id9" draw:end-glue-point="0" svg:d="M10500 25286v1474" svg:viewBox="0 0 1 1475">
          <text:p/>
        </draw:connector>
        <draw:frame draw:style-name="gr12" draw:text-style-name="P15" xml:id="id9" draw:id="id9" draw:layer="layout" svg:width="11cm" svg:height="1.505cm" svg:x="5cm" svg:y="26.76cm">
          <draw:text-box>
            <text:p text:style-name="P14"><text:span text:style-name="T2">P</text:span><text:span text:style-name="T2">S</text:span><text:span text:style-name="T2">C </text:span><text:span text:style-name="T2">F</text:span><text:span text:style-name="T2">a</text:span><text:span text:style-name="T2">br</text:span><text:span text:style-name="T2">ic </text:span><text:span text:style-name="T2">P</text:span><text:span text:style-name="T2">or</text:span><text:span text:style-name="T2">ts </text:span><text:span text:style-name="T2"><text:line-break/></text:span><text:span text:style-name="T2">(</text:span><text:span text:style-name="T2">C</text:span><text:span text:style-name="T2">o</text:span><text:span text:style-name="T2">m</text:span><text:span text:style-name="T2">m</text:span><text:span text:style-name="T2">o</text:span><text:span text:style-name="T2">n </text:span><text:span text:style-name="T2">O</text:span><text:span text:style-name="T2">pt</text:span><text:span text:style-name="T2">ic</text:span><text:span text:style-name="T2">al </text:span><text:span text:style-name="T2">F</text:span><text:span text:style-name="T2">a</text:span><text:span text:style-name="T2">br</text:span><text:span text:style-name="T2">ic </text:span><text:span text:style-name="T2">In</text:span><text:span text:style-name="T2">te</text:span><text:span text:style-name="T2">rf</text:span><text:span text:style-name="T2">a</text:span><text:span text:style-name="T2">c</text:span><text:span text:style-name="T2">e)</text:span></text:p>
          </draw:text-box>
        </draw:frame>
        <draw:frame draw:style-name="gr13" draw:text-style-name="P17" draw:layer="layout" svg:width="7cm" svg:height="0.94cm" svg:x="7cm" svg:y="3.947cm">
          <draw:text-box>
            <text:p text:style-name="P16">PSC Internal Control Pipeline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  <style:font-face style:name="呡歡潐䝯瑨楣" svg:font-family="呡歡潐䝯瑨楣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黄_ff09_" draw:display-name="塗りつぶし（黄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draw:marker draw:name="線の終点_20_2" draw:display-name="線の終点 2" svg:viewBox="0 0 20 20" svg:d="M0 20l10-20 10 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erif CJK JP" fo:font-size="24pt" fo:language="en" fo:country="US" style:font-name-asian="Noto Serif CJK JP1" style:font-size-asian="24pt" style:language-asian="ja" style:country-asian="JP" style:font-name-complex="呡歡潐䝯瑨楣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呡歡潐䝯瑨楣" style:font-family-complex="呡歡潐䝯瑨楣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7T20:06:35.627946661</meta:creation-date>
    <dc:date>2026-03-17T21:20:33.704441343</dc:date>
    <meta:editing-duration>PT29M14S</meta:editing-duration>
    <meta:editing-cycles>5</meta:editing-cycles>
    <meta:generator>LibreOffice/24.2.7.2$Linux_X86_64 LibreOffice_project/420$Build-2</meta:generator>
    <meta:document-statistic meta:object-count="21"/>
  </office:meta>
</office:document-meta>
</file>